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-0.5618in" style:auto-text-indent="false" style:page-number="auto" fo:background-color="transparent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text-indent="-0.5618in" style:auto-text-indent="false" fo:background-color="transparent"/>
      <style:text-properties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style:font-size-asian="14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-0.5618in" style:auto-text-indent="false" fo:background-color="transparent"/>
      <style:text-properties fo:font-size="14pt" style:font-size-asian="14pt" style:font-size-complex="14pt"/>
    </style:style>
    <style:style style:name="T1" style:family="text">
      <style:text-properties officeooo:rsid="00017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dy{ text-align: center;}</text:p>
      <text:p text:style-name="P2"/>
      <text:p text:style-name="P2">#principal{</text:p>
      <text:p text:style-name="P2"><text:s text:c="2"/>display: block;</text:p>
      <text:p text:style-name="P2"><text:s text:c="2"/>width: 500px;</text:p>
      <text:p text:style-name="P2"><text:s text:c="2"/>margin: 50px auto;</text:p>
      <text:p text:style-name="P2"><text:s text:c="2"/>padding: 15px;</text:p>
      <text:p text:style-name="P2"><text:s text:c="2"/>border: 1px solid #999999;</text:p>
      <text:p text:style-name="P2"><text:s text:c="2"/>background: #DDDDDD;</text:p>
      <text:p text:style-name="P2"><text:s text:c="2"/>text-shadow: 5px 5px 5px rgb(150, 150, 150);</text:p>
      <text:p text:style-name="P2"/>
      <text:p text:style-name="P2"><text:s text:c="2"/>-moz-border-radius: 20px 20px;</text:p>
      <text:p text:style-name="P2"><text:s text:c="2"/>-webkit-border-radius: 20px 20px;</text:p>
      <text:p text:style-name="P2"><text:s text:c="2"/>border-radius: 20px 20px;</text:p>
      <text:p text:style-name="P2"/>
      <text:p text:style-name="P2"><text:s text:c="2"/>-moz-box-shadow:5px 5px 10px rgb(150,150,150) inset;</text:p>
      <text:p text:style-name="P2"><text:s text:c="2"/>-webkit-box-shadow:5px 5px 10px rgb(150,150,150) inset;</text:p>
      <text:p text:style-name="P2"><text:s text:c="2"/>box-shadow:5px 5px 10px rgb(150,150,150) inset;</text:p>
      <text:p text:style-name="P2"/>
      <text:p text:style-name="P2"><text:s text:c="2"/>&lt;!--</text:p>
      <text:p text:style-name="P2"><text:s text:c="2"/>background: -webkit-linear-gradient(30deg, #FFFFFF 20%, #006699);</text:p>
      <text:p text:style-name="P2"><text:s text:c="2"/>background: -moz-linear-gradient(30deg, #FFFFFF 20%, #006699);</text:p>
      <text:p text:style-name="P2"><text:s text:c="2"/>background: linear-gradient(30deg, #FFFFFF 20%, #006699);</text:p>
      <text:p text:style-name="P2"><text:s text:c="2"/>--&gt;</text:p>
      <text:p text:style-name="P2"/>
      <text:p text:style-name="P2"><text:s text:c="2"/>background:-webkit-radial-gradient(circle, #FFFFFF 0%, #006699 200%);</text:p>
      <text:p text:style-name="P2"><text:s text:c="2"/>background:-moz-radial-gradient(circle, #FFFFFF 0%, #006699 200%);</text:p>
      <text:p text:style-name="P4"><text:tab/> <text:s/>background:radial-gradient(circle, #FFFFFF 0%, #006699 200%);</text:p>
      <text:p text:style-name="P2">}</text:p>
      <text:p text:style-name="P2"/>
      <text:p text:style-name="P2"/>
      <text:p text:style-name="P2"/>
      <text:p text:style-name="P3"><text:span text:style-name="T1">b</text:span>ody{ text-align: center; }</text:p>
      <text:p text:style-name="P2"/>
      <text:p text:style-name="P2"><text:tab/>#principal{</text:p>
      <text:p text:style-name="P2"><text:tab/> <text:s/>display: block;</text:p>
      <text:p text:style-name="P2"><text:tab/> <text:s/>width: 500px;</text:p>
      <text:p text:style-name="P2"><text:tab/> <text:s/>margin: 50px auto;</text:p>
      <text:p text:style-name="P2"><text:tab/> <text:s/>padding: 15px;</text:p>
      <text:p text:style-name="P2"><text:tab/> <text:s/>border: 50px;</text:p>
      <text:p text:style-name="P2"><text:tab/> <text:s/>border-style: solid;</text:p>
      <text:p text:style-name="P2"><text:tab/> <text:s/>border-image-source: url("bola.png");</text:p>
      <text:p text:style-name="P2"/>
      <text:p text:style-name="P2">&lt;!--</text:p>
      <text:p text:style-name="P2"><text:tab/> <text:s/>outline: 2px dashed #000099;</text:p>
      <text:p text:style-name="P2"><text:tab/> <text:s/>outline-offset: 15px;</text:p>
      <text:p text:style-name="P2">--&gt;</text:p>
      <text:p text:style-name="P2">}<text:tab/></text:p>
      <text:p text:style-name="P2"><text:tab/></text:p>
      <text:p text:style-name="P2"><text:tab/>*{ text-align: center; }</text:p>
      <text:p text:style-name="P2"/>
      <text:p text:style-name="P2"><text:tab/>#principal{</text:p>
      <text:p text:style-name="P2"><text:tab/> <text:s/>border: 40px;</text:p>
      <text:p text:style-name="P2"><text:tab/> <text:s/>border-style: solid;</text:p>
      <text:p text:style-name="P2"><text:s text:c="2"/><text:tab/>border-image-source: url("fo_hormigas_210.png");</text:p>
      <text:p text:style-name="P2"><text:s text:c="2"/><text:tab/>border-image-slice: 70;</text:p>
      <text:p text:style-name="P2"><text:s text:c="2"/><text:tab/>border-image-repeat: round;</text:p>
      <text:p text:style-name="P2"><text:s text:c="2"/><text:tab/>text-shadow: 3px 3px 3px rgb(150,150,150);</text:p>
      <text:p text:style-name="P2"><text:tab/>}</text:p>
      <text:p text:style-name="P2"><text:tab/></text:p>
      <text:p text:style-name="P2"><text:tab/>h1{<text:tab/></text:p>
      <text:p text:style-name="P2"><text:tab/> <text:s/>color: #00FF00;</text:p>
      <text:p text:style-name="P2"><text:tab/>}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1126in" style:writing-mode="lr-tb" style:footnote-max-height="0in" loext:margin-gutter="0in">
        <style:columns fo:column-count="3">
          <style:column style:rel-width="2835*" fo:start-indent="0in" fo:end-indent="0.0992in"/>
          <style:column style:rel-width="3631*" fo:start-indent="0.0992in" fo:end-indent="0.1in"/>
          <style:column style:rel-width="3172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3:27:44.282188699</meta:creation-date>
    <dc:date>2022-02-03T13:48:27.358869748</dc:date>
    <meta:editing-duration>PT20M47S</meta:editing-duration>
    <meta:editing-cycles>2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52" meta:word-count="139" meta:character-count="1372" meta:non-whitespace-character-count="1183"/>
  </office:meta>
</office:document-meta>
</file>